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Symbol" svg:font-family="OpenSymbol"/>
    <style:font-face style:name="Symbol" svg:font-family="Symbol"/>
    <style:font-face style:name="Times New Roman" svg:font-family="'Times New Roman'"/>
    <style:font-face style:name="Times New Roman1"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justify" style:justify-single-word="false">
        <style:tab-stops>
          <style:tab-stop style:position="0.4016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3" style:family="paragraph" style:parent-style-name="Standard">
      <style:paragraph-properties fo:line-height="100%" fo:text-align="justify" style:justify-single-word="false">
        <style:tab-stops>
          <style:tab-stop style:position="0.4165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4" style:family="paragraph" style:parent-style-name="Standard">
      <style:paragraph-properties fo:line-height="100%" fo:text-align="justify" style:justify-single-word="false">
        <style:tab-stops>
          <style:tab-stop style:position="0.3937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5" style:family="paragraph" style:parent-style-name="Standard">
      <style:paragraph-properties fo:line-height="100%" fo:text-align="justify" style:justify-single-word="false">
        <style:tab-stops>
          <style:tab-stop style:position="0.3957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6" style:family="paragraph" style:parent-style-name="Standard">
      <style:paragraph-properties fo:line-height="100%" fo:text-align="justify" style:justify-single-word="false">
        <style:tab-stops>
          <style:tab-stop style:position="0.4028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7" style:family="paragraph" style:parent-style-name="Standard">
      <style:paragraph-properties fo:line-height="100%" fo:text-align="justify" style:justify-single-word="false">
        <style:tab-stops>
          <style:tab-stop style:position="0.4028in"/>
        </style:tab-stops>
      </style:paragraph-properties>
      <style:text-properties style:use-window-font-color="true" style:font-name="Arial" fo:font-size="10pt" fo:language="pt" fo:country="BR" fo:font-weight="normal" fo:background-color="#ffff00" style:font-name-asian="Times New Roman" style:font-size-asian="10pt" style:font-name-complex="Times New Roman" style:font-size-complex="10pt"/>
    </style:style>
    <style:style style:name="P8" style:family="paragraph" style:parent-style-name="Standard">
      <style:paragraph-properties fo:line-height="100%" fo:text-align="justify" style:justify-single-word="false">
        <style:tab-stops>
          <style:tab-stop style:position="0.4028in"/>
        </style:tab-stops>
      </style:paragraph-properties>
      <style:text-properties style:use-window-font-color="true" style:font-name="Arial" fo:font-size="10pt" fo:language="pt" fo:country="BR" style:text-underline-style="solid" style:text-underline-type="double" style:text-underline-width="auto" style:text-underline-color="font-color" fo:font-weight="normal" fo:background-color="transparent" style:font-name-asian="Times New Roman" style:font-size-asian="10pt" style:font-name-complex="Times New Roman" style:font-size-complex="10pt"/>
    </style:style>
    <style:style style:name="P9"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10"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11" style:family="paragraph" style:parent-style-name="Standard">
      <style:paragraph-properties fo:line-height="100%" fo:text-align="justify" style:justify-single-word="false">
        <style:tab-stops>
          <style:tab-stop style:position="0.4028in"/>
        </style:tab-stops>
      </style:paragraph-properties>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12" style:family="paragraph" style:parent-style-name="Standard">
      <style:paragraph-properties fo:line-height="100%" fo:text-align="center" style:justify-single-word="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13" style:family="paragraph" style:parent-style-name="Standard">
      <style:paragraph-properties fo:line-height="100%" fo:text-align="start" style:justify-single-word="false"/>
      <style:text-properties style:use-window-font-color="true" style:font-name="Arial" fo:font-size="10pt" fo:font-weight="normal" fo:background-color="transparent" style:font-name-asian="Calibri1" style:font-size-asian="10pt" style:font-name-complex="Calibri1" style:font-size-complex="10pt"/>
    </style:style>
    <style:style style:name="P14" style:family="paragraph" style:parent-style-name="Standard">
      <style:paragraph-properties fo:line-height="100%" fo:text-align="justify" style:justify-single-word="false"/>
      <style:text-properties style:use-window-font-color="true" style:font-name="Arial" fo:font-size="10pt" fo:font-weight="normal" fo:background-color="transparent" style:font-name-asian="Calibri1" style:font-size-asian="10pt" style:font-name-complex="Calibri1" style:font-size-complex="10pt"/>
    </style:style>
    <style:style style:name="P15" style:family="paragraph" style:parent-style-name="Standard">
      <style:paragraph-properties fo:line-height="100%" fo:text-align="justify" style:justify-single-word="false"/>
      <style:text-properties style:use-window-font-color="true" style:font-name="Arial" fo:font-size="10pt" fo:font-weight="normal" fo:background-color="#ffff00" style:font-name-asian="Calibri1" style:font-size-asian="10pt" style:font-name-complex="Calibri1" style:font-size-complex="10pt"/>
    </style:style>
    <style:style style:name="P16"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Times New Roman" style:font-size-asian="10pt" style:font-weight-asian="bold" style:font-name-complex="Times New Roman" style:font-size-complex="10pt" style:font-weight-complex="bold"/>
    </style:style>
    <style:style style:name="P17" style:family="paragraph" style:parent-style-name="Standard">
      <style:paragraph-properties fo:line-height="100%" fo:text-align="justify" style:justify-single-word="false">
        <style:tab-stops>
          <style:tab-stop style:position="0.4028in"/>
        </style:tab-stops>
      </style:paragraph-properties>
      <style:text-properties style:use-window-font-color="true" fo:font-size="10pt" style:font-size-asian="10pt" style:font-size-complex="10pt"/>
    </style:style>
    <style:style style:name="P18" style:family="paragraph" style:parent-style-name="Standard">
      <style:paragraph-properties fo:line-height="100%" fo:text-align="start" style:justify-single-word="false"/>
      <style:text-properties style:font-name="Arial" fo:font-size="10pt" style:font-size-asian="10pt" style:font-size-complex="10pt"/>
    </style:style>
    <style:style style:name="P19" style:family="paragraph" style:parent-style-name="Standard">
      <style:paragraph-properties fo:line-height="100%" fo:text-align="justify" style:justify-single-word="false">
        <style:tab-stops>
          <style:tab-stop style:position="0.3937in"/>
        </style:tab-stops>
      </style:paragraph-properties>
      <style:text-properties style:font-name="Arial" fo:font-size="10pt" style:font-size-asian="10pt" style:font-size-complex="10pt"/>
    </style:style>
    <style:style style:name="P20" style:family="paragraph" style:parent-style-name="Standard">
      <style:paragraph-properties fo:line-height="100%" fo:text-align="justify" style:justify-single-word="false">
        <style:tab-stops>
          <style:tab-stop style:position="0.4016in"/>
        </style:tab-stops>
      </style:paragraph-properties>
      <style:text-properties style:font-name="Arial" fo:font-size="10pt" style:font-size-asian="10pt" style:font-size-complex="10pt"/>
    </style:style>
    <style:style style:name="P21" style:family="paragraph" style:parent-style-name="Standard">
      <style:paragraph-properties fo:margin-left="-0.25in" fo:margin-right="0in" fo:line-height="100%" fo:text-align="justify" style:justify-single-word="false" fo:text-indent="0.25in" style:auto-text-indent="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22" style:family="paragraph" style:parent-style-name="Standard">
      <style:paragraph-properties fo:margin-top="0.0835in" fo:margin-bottom="0in" fo:line-height="100%" fo:text-align="start" style:justify-single-word="false" fo:orphans="2" fo:widows="2" fo:hyphenation-ladder-count="no-limit" style:writing-mode="lr-tb"/>
      <style:text-properties style:use-window-font-color="true" style:font-name="Arial" fo:font-size="10pt" fo:language="en" fo:country="US" style:text-underline-style="none" fo:font-weight="normal" fo:background-color="transparent"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23" style:family="paragraph" style:parent-style-name="Reference">
      <style:paragraph-properties fo:margin-top="0.0835in" fo:margin-bottom="0in" fo:line-height="100%" fo:text-align="justify" style:justify-single-word="false" fo:orphans="2" fo:widows="2" fo:hyphenation-ladder-count="no-limit" style:writing-mode="lr-tb"/>
      <style:text-properties fo:font-size="10pt" style:font-size-asian="10pt" style:font-size-complex="10pt" fo:hyphenate="false" fo:hyphenation-remain-char-count="2" fo:hyphenation-push-char-count="2"/>
    </style:style>
    <style:style style:name="P24" style:family="paragraph" style:parent-style-name="Standard">
      <style:paragraph-properties fo:margin-left="-0.0543in" fo:margin-right="0in" fo:line-height="100%" fo:text-align="justify" style:justify-single-word="false" fo:text-indent="0in" style:auto-text-indent="false"/>
      <style:text-properties style:use-window-font-color="true" style:font-name="Arial" fo:font-size="10pt" fo:font-weight="normal" fo:background-color="#ffff00" style:font-name-asian="Times New Roman" style:font-size-asian="10pt" style:font-name-complex="Times New Roman" style:font-size-complex="10pt"/>
    </style:style>
    <style:style style:name="P25" style:family="paragraph" style:parent-style-name="Standard">
      <style:paragraph-properties fo:margin-left="-0.0543in" fo:margin-right="0in" fo:line-height="100%" fo:text-align="justify" style:justify-single-word="false" fo:text-indent="0in" style:auto-text-indent="false">
        <style:tab-stops>
          <style:tab-stop style:position="0.3937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26" style:family="paragraph" style:parent-style-name="Standard" style:list-style-name="L1">
      <style:paragraph-properties fo:line-height="100%" fo:text-align="start" style:justify-single-word="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P27" style:family="paragraph" style:parent-style-name="Standard">
      <style:paragraph-properties fo:line-height="100%" fo:text-align="justify" style:justify-single-word="false"/>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28" style:family="paragraph" style:parent-style-name="Standard">
      <style:paragraph-properties fo:line-height="100%" fo:text-align="justify" style:justify-single-word="false">
        <style:tab-stops>
          <style:tab-stop style:position="0.4016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29" style:family="paragraph" style:parent-style-name="Standard">
      <style:paragraph-properties fo:line-height="100%" fo:text-align="justify" style:justify-single-word="false">
        <style:tab-stops>
          <style:tab-stop style:position="0.3937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30" style:family="paragraph" style:parent-style-name="Standard" style:list-style-name="L5">
      <style:paragraph-properties fo:line-height="100%" fo:text-align="justify" style:justify-single-word="false">
        <style:tab-stops>
          <style:tab-stop style:position="0.4028in"/>
        </style:tab-stops>
      </style:paragraph-properties>
      <style:text-properties style:use-window-font-color="true" style:font-name="Arial" fo:font-size="10pt" fo:language="pt" fo:country="BR" fo:font-weight="normal" fo:background-color="transparent" style:font-name-asian="Times New Roman" style:font-size-asian="10pt" style:font-name-complex="Times New Roman" style:font-size-complex="10pt"/>
    </style:style>
    <style:style style:name="P31" style:family="paragraph" style:parent-style-name="Standard">
      <style:paragraph-properties fo:line-height="100%" fo:text-align="justify" style:justify-single-word="false"/>
      <style:text-properties style:use-window-font-color="true" style:font-name="Arial" fo:font-size="10pt" fo:language="pt" fo:country="BR" fo:font-weight="normal" fo:background-color="#ffff00" style:font-name-asian="Times New Roman" style:font-size-asian="10pt" style:font-name-complex="Times New Roman" style:font-size-complex="10pt"/>
    </style:style>
    <style:style style:name="P32" style:family="paragraph" style:parent-style-name="Standard">
      <style:paragraph-properties fo:line-height="100%" fo:text-align="justify" style:justify-single-word="false">
        <style:tab-stops>
          <style:tab-stop style:position="0.3937in"/>
        </style:tab-stops>
      </style:paragraph-properties>
      <style:text-properties style:use-window-font-color="true" style:font-name="Arial" fo:font-size="10pt" fo:language="pt" fo:country="BR" fo:font-weight="normal" fo:background-color="#ffff00" style:font-name-asian="Times New Roman" style:font-size-asian="10pt" style:font-name-complex="Times New Roman" style:font-size-complex="10pt"/>
    </style:style>
    <style:style style:name="P33" style:family="paragraph" style:parent-style-name="Standard" style:list-style-name="L2">
      <style:paragraph-properties fo:margin-left="-0.0543in" fo:margin-right="0in" fo:line-height="100%" fo:text-align="justify" style:justify-single-word="false" fo:text-indent="0in" style:auto-text-indent="false"/>
      <style:text-properties style:use-window-font-color="true" style:font-name="Arial" fo:font-size="10pt" fo:font-weight="normal" fo:background-color="#ffff00" style:font-name-asian="Times New Roman" style:font-size-asian="10pt" style:font-name-complex="Times New Roman" style:font-size-complex="10pt"/>
    </style:style>
    <style:style style:name="P34" style:family="paragraph" style:parent-style-name="Standard" style:list-style-name="L2">
      <style:paragraph-properties fo:margin-left="0.0138in" fo:margin-right="0in" fo:line-height="100%" fo:text-align="justify" style:justify-single-word="false" fo:text-indent="0in" style:auto-text-indent="false"/>
      <style:text-properties style:use-window-font-color="true" style:font-name="Arial" fo:font-size="10pt" fo:font-weight="normal" fo:background-color="#ffff00" style:font-name-asian="Times New Roman" style:font-size-asian="10pt" style:font-name-complex="Times New Roman" style:font-size-complex="10pt"/>
    </style:style>
    <style:style style:name="P35" style:family="paragraph" style:parent-style-name="Standard" style:list-style-name="L3">
      <style:paragraph-properties fo:margin-left="-0.25in" fo:margin-right="0in" fo:line-height="100%" fo:text-align="justify" style:justify-single-word="false" fo:text-indent="0.25in" style:auto-text-indent="false"/>
      <style:text-properties style:use-window-font-color="true" style:font-name="Arial" fo:font-size="10pt" fo:font-weight="normal" fo:background-color="#ffff00" style:font-name-asian="Times New Roman" style:font-size-asian="10pt" style:font-name-complex="Times New Roman" style:font-size-complex="10pt"/>
    </style:style>
    <style:style style:name="P36" style:family="paragraph" style:parent-style-name="Standard" style:list-style-name="L4">
      <style:paragraph-properties fo:margin-left="-0.25in" fo:margin-right="0in" fo:line-height="100%" fo:text-align="justify" style:justify-single-word="false" fo:text-indent="0.25in" style:auto-text-indent="false"/>
      <style:text-properties style:use-window-font-color="true" style:font-name="Arial" fo:font-size="10pt" fo:font-weight="normal" fo:background-color="#ffff00" style:font-name-asian="Times New Roman" style:font-size-asian="10pt" style:font-name-complex="Times New Roman" style:font-size-complex="10pt"/>
    </style:style>
    <style:style style:name="P37" style:family="paragraph" style:parent-style-name="Standard" style:list-style-name="L6">
      <style:paragraph-properties fo:margin-left="-0.25in" fo:margin-right="0in" fo:line-height="100%" fo:text-align="justify" style:justify-single-word="false" fo:text-indent="0.25in" style:auto-text-indent="false"/>
      <style:text-properties style:font-name="Arial" fo:font-size="10pt" style:font-size-asian="10pt" style:font-size-complex="10pt"/>
    </style:style>
    <style:style style:name="P38" style:family="paragraph" style:parent-style-name="Standard" style:list-style-name="L6">
      <style:paragraph-properties fo:margin-left="0in" fo:margin-right="0in" fo:line-height="100%" fo:text-align="justify" style:justify-single-word="false" fo:text-indent="0in" style:auto-text-indent="false"/>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T1" style:family="text">
      <style:text-properties style:use-window-font-color="true" style:font-name="Arial" fo:font-size="10pt" fo:font-weight="normal" fo:background-color="transparent" style:font-name-asian="Times New Roman" style:font-size-asian="10pt" style:font-name-complex="Times New Roman" style:font-size-complex="10pt"/>
    </style:style>
    <style:style style:name="T2" style:family="text">
      <style:text-properties style:use-window-font-color="true" fo:font-weight="normal" fo:background-color="transparent" style:font-name-asian="Times New Roman" style:font-name-complex="Times New Roman"/>
    </style:style>
    <style:style style:name="T3" style:family="text">
      <style:text-properties style:use-window-font-color="true" fo:language="pt" fo:country="BR" fo:font-weight="normal" fo:background-color="transparent" style:font-name-asian="Times New Roman" style:font-name-complex="Times New Roman"/>
    </style:style>
    <style:style style:name="T4" style:family="text">
      <style:text-properties style:use-window-font-color="true" fo:language="pt" fo:country="BR" fo:font-style="normal" fo:font-weight="normal" fo:background-color="transparent" style:font-name-asian="Times New Roman" style:font-style-asian="normal" style:font-name-complex="Times New Roman" style:font-style-complex="normal"/>
    </style:style>
    <style:style style:name="T5" style:family="text">
      <style:text-properties style:use-window-font-color="true" fo:language="pt" fo:country="BR" fo:font-style="italic" fo:font-weight="normal" fo:background-color="transparent" style:font-name-asian="Times New Roman" style:font-name-complex="Times New Roman"/>
    </style:style>
    <style:style style:name="T6" style:family="text">
      <style:text-properties style:use-window-font-color="true" fo:language="pt" fo:country="BR" fo:font-style="italic" fo:font-weight="normal" fo:background-color="transparent" style:font-name-asian="Times New Roman" style:font-style-asian="italic" style:font-name-complex="Times New Roman" style:font-style-complex="italic"/>
    </style:style>
    <style:style style:name="T7" style:family="text">
      <style:text-propertie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0pt" style:font-name-complex="Times New Roman" style:font-size-complex="10pt"/>
    </style:style>
    <style:style style:name="T8" style:family="text">
      <style:text-properties fo:background-color="#ffff00"/>
    </style:style>
    <style:style style:name="T9" style:family="text">
      <style:text-properties style:font-weight-asian="bold" style:font-weight-complex="bold"/>
    </style:style>
    <style:style style:name="T10" style:family="text">
      <style:text-properties fo:color="#000000" style:font-name="Arial" fo:language="en" fo:country="US" style:text-underline-style="none" fo:font-weight="normal" fo:background-color="transparent" style:font-name-asian="Times New Roman1" style:language-asian="zh" style:country-asian="CN" style:font-name-complex="Times" style:language-complex="ar" style:country-complex="SA"/>
    </style:style>
    <style:style style:name="T11" style:family="text">
      <style:text-properties fo:color="#000000" style:font-name="Arial" fo:language="en" fo:country="US" fo:font-style="italic" style:text-underline-style="none" fo:font-weight="normal" fo:background-color="transparent" style:font-name-asian="Times New Roman1" style:language-asian="zh" style:country-asian="CN" style:font-style-asian="italic" style:font-name-complex="Times" style:language-complex="ar" style:country-complex="SA" style:font-style-complex="italic"/>
    </style:style>
    <style:style style:name="T12" style:family="text">
      <style:text-properties fo:language="pt" fo:country="BR"/>
    </style:style>
    <style:style style:name="T13" style:family="text">
      <style:text-properties style:font-name="Arial" fo:language="pt" fo:country="BR" fo:font-weight="normal" fo:background-color="transparent" style:font-name-asian="Times New Roman" style:font-name-complex="Times New Roman"/>
    </style:style>
    <style:style style:name="T14" style:family="text">
      <style:text-properties style:font-name="Arial" fo:language="pt" fo:country="BR" fo:font-style="normal" fo:font-weight="normal" fo:background-color="transparent" style:font-name-asian="Times New Roman" style:font-style-asian="normal" style:font-name-complex="Times New Roman"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presentação</text:p>
      <text:p text:style-name="P13"/>
      <text:list xml:id="list1522220261" text:style-name="L1">
        <text:list-item>
          <text:p text:style-name="P26">Importância da representação na ciência da computação, e especificamente na IA</text:p>
        </text:list-item>
        <text:list-item>
          <text:p text:style-name="P26">Abordagens da IA e diferentes formas de entender e tratar representação</text:p>
          <text:list>
            <text:list-item>
              <text:p text:style-name="P26">IA Clássica</text:p>
              <text:list>
                <text:list-item>
                  <text:p text:style-name="P26">Necessidade de representação para comportamento inteligente</text:p>
                </text:list-item>
                <text:list-item>
                  <text:p text:style-name="P26">Hipótese dos Sistemas de Símbolos Físicos</text:p>
                </text:list-item>
                <text:list-item>
                  <text:p text:style-name="P26">Sistemas especialistas</text:p>
                </text:list-item>
                <text:list-item>
                  <text:p text:style-name="P26">Grande diferença entre esse modelo de inteligência e a biologia</text:p>
                </text:list-item>
              </text:list>
            </text:list-item>
            <text:list-item>
              <text:p text:style-name="P26">Críticas à essa abordagem</text:p>
              <text:list>
                <text:list-item>
                  <text:p text:style-name="P26">Como conectar as máquinas ao mundo?</text:p>
                </text:list-item>
                <text:list-item>
                  <text:p text:style-name="P26">Quarto chinês</text:p>
                </text:list-item>
                <text:list-item>
                  <text:p text:style-name="P26">Problema da fundamentação do símbolo</text:p>
                </text:list-item>
                <text:list-item>
                  <text:p text:style-name="P26">Não é só um detalhe técnico</text:p>
                </text:list-item>
              </text:list>
            </text:list-item>
            <text:list-item>
              <text:p text:style-name="P26">Novas formas de compreender inteligência e cognição</text:p>
              <text:list>
                <text:list-item>
                  <text:p text:style-name="P26">Nova IA</text:p>
                </text:list-item>
                <text:list-item>
                  <text:p text:style-name="P26">Ciências cognitivas (detalhar melhor)</text:p>
                </text:list-item>
                <text:list-item>
                  <text:p text:style-name="P26">Conceitos de inteligência revistos</text:p>
                </text:list-item>
                <text:list-item>
                  <text:p text:style-name="P26">Armazenar e manipular representações não é inteligência</text:p>
                </text:list-item>
                <text:list-item>
                  <text:p text:style-name="P26">Representação é mesmo necessário?</text:p>
                </text:list-item>
                <text:list-item>
                  <text:p text:style-name="P26">Sistemas inteligentes, em geral, devem ter certas características </text:p>
                </text:list-item>
              </text:list>
            </text:list-item>
            <text:list-item>
              <text:p text:style-name="P26">Mas o que realmente é representação/representar?</text:p>
              <text:list>
                <text:list-item>
                  <text:p text:style-name="P26">Um apanhado geral do que foi visto, com uma discussão acerca da indefinição e dos vários significados que o termo pode assumir</text:p>
                </text:list-item>
                <text:list-item>
                  <text:p text:style-name="P26">Exemplos de algumas definições e analogias utlizadas</text:p>
                </text:list-item>
                <text:list-item>
                  <text:p text:style-name="P26">Necessidade de definição clara e formal</text:p>
                </text:list-item>
              </text:list>
            </text:list-item>
          </text:list>
        </text:list-item>
        <text:list-item>
          <text:p text:style-name="P26">Definindo Representação</text:p>
          <text:list>
            <text:list-item>
              <text:p text:style-name="P26">O que é semiótica?</text:p>
            </text:list-item>
            <text:list-item>
              <text:p text:style-name="P26">Peirce e Saussure moldam as bases desse campo autônomo de investigação (ver livro de Thomas Sebeok)</text:p>
            </text:list-item>
            <text:list-item>
              <text:p text:style-name="P26">Justificar a utilização da teoria de Peirce</text:p>
            </text:list-item>
            <text:list-item>
              <text:p text:style-name="P26">Semiótica de Peirce</text:p>
              <text:list>
                <text:list-item>
                  <text:p text:style-name="P26">Signo</text:p>
                </text:list-item>
                <text:list-item>
                  <text:p text:style-name="P26">Signo, outra vez</text:p>
                </text:list-item>
                <text:list-item>
                  <text:p text:style-name="P26">Objeto</text:p>
                </text:list-item>
                <text:list-item>
                  <text:p text:style-name="P26">Interpretante</text:p>
                </text:list-item>
                <text:list-item>
                  <text:p text:style-name="P26">Classificação dos signos</text:p>
                  <text:list>
                    <text:list-item>
                      <text:p text:style-name="P26">Ícone</text:p>
                    </text:list-item>
                    <text:list-item>
                      <text:p text:style-name="P26">Índice</text:p>
                    </text:list-item>
                    <text:list-item>
                      <text:p text:style-name="P26">Símbolo</text:p>
                    </text:list-item>
                  </text:list>
                </text:list-item>
                <text:list-item>
                  <text:p text:style-name="P26"><text:s/>Semiótica (ou teoria de Peirce) e comunicação (procurar e mostrar alguma(s) relação(ões))</text:p>
                </text:list-item>
              </text:list>
            </text:list-item>
          </text:list>
        </text:list-item>
      </text:list>
      <text:p text:style-name="P13"/>
      <text:p text:style-name="P27">“Neste capítulo discutiremos sobre alguns aspectos da representação, dentro do contexto da IA. Tentaremos mostrar com que finalidade esse termo era utilizado no início dos estudos em IA, a chamada IA Clássica, e sua grande importância para o paradigma utilizado então. Em seguida exporemoas as críticas as quais essa abordagem estava sofrendo, e como a noção de representação está envolvida nesse contexto. Apresentaremos também o surgimento de uma nova abordagem para na IA (Nova IA), e, consequentemente, para as ideias de como representação está presente na ação inteligente, baseados em grande parte, em novas ideias e perspectivas das áreas das ciências cognitivas e das pesquisas em sistemas autônomos. É apresentada então uma perspectiva do modo como o termo representação vem sendo utilizado, e uma discussão sobre os problemas que a utilização sem um determinado padrão pode impor às pesquisas acadêmicas. Por fim, buscaremos uma definição precisa de representação na semiótica, apresentando algumas definições pertinentes do cientista Charles Sanders Peirce, e defenderemos a sua utilização nesse trabalho.”</text:p>
      <text:p text:style-name="P27"/>
      <text:p text:style-name="P31">LER: Roy, D. (2005). Semiotic schemas: A framework for grounding language in action and perception.</text:p>
      <text:p text:style-name="P31">Artificial Intelligence, 167(1-2), 170–205.</text:p>
      <text:p text:style-name="P13"/>
      <text:p text:style-name="P13"><text:soft-page-break/></text:p>
      <text:p text:style-name="P2"><text:tab/>Representação do conhecimento é um tópico de grande interesse para a Ciência da Computação e para a IA desde seu início. Harvey em [16] por exemplo, afirma que o conceito de representação está no cerne da ciência da computação. No entanto, o uso do termo representação na computação é muitas vezes impreciso e não padronizado, particularmente em discussões em contextos de linguagem e/ou comunicação [17], e ainda hoje não há um consenso na comunidade sobre o que esse termo realmente designa. Uma maior discussão sobre esse importante tópico da computação é necessário para que se tenha melhor compreensão de como ele é utilizado na IA, atentando para os problemas da falta de padronização na sua utilização, na dificuldade que os pesquisadores encontram ao tentar estabelecer esse padrão, e os impactos negativos que essa indefinição gera para as pesquisas acadêmicas na área. </text:p>
      <text:p text:style-name="P9"><text:tab/></text:p>
      <text:p text:style-name="P3"><text:tab/>Por volta de 1960 o pensamento dominante na comunidade de IA, adotado como abordagem para chegar a um sistema inteligente, foi o modelo baseado em conhecimento. Esse tipo de abordagem ficou conhecido como IA simbólica ou IA clássica [5]. Nesse contexto, operadores humanos inseriam manualmente nos sistemas grandes quantidades de informações e regras, isso constituía o conhecimento desses sistemas. Uma das formas de fazer isso, e que ainda é utilizada nos dias de hoje, é o uso da forma declarativa, com uma modelagem derivada da lógica de predicados. Uma característica peculiar e importante para entendermos o contexto das pesquisas dessa época é o fato de que seus objetivos são vistos atualmente como bastante ambiciosos, como deixa explícito a declaração feita em 1965 por Simon, de que dali a 20 anos os cientistas seriam capazes de construir máquinas com habilidades para realizar qualquer tarefa desempenhada por humanos [1]; e em 1976 Newell e Simon fazem uma afirmação categórica de que sistemas de símbolos físicos (sistema capaz de manipular símbolos e fazer inferências sobre eles) teriam o necessário e suficiente para toda e qualquer ação inteligente [2]. Essa forte declaração ficou conhecida como Hipótese dos Sistemas de Símbolos Físicos.</text:p>
      <text:p text:style-name="P10"/>
      <text:p text:style-name="P3"><text:tab/>Um sistema de símbolos físicos é definido como “um conjunto entidades, chamados de símbolos, que são padrões físicos que podem ocorrer como componentes de um outro tipo de entidade chamada de expressão” <text:span text:style-name="T8">[X]</text:span>. Tal estrutura simbólica pode ser composta por vários símbolos, que podem estar relacionados entre si por algum padrão físico. E, além dessa estrutura, o sistema também tem um conjunto de processos que, operando sobre uma expressão, deriva outra expressão. Esses processos seriam unicamente baseados em regras sintáticas (considerando apenas a forma dos símbolos, não um possível significado semântico). Esse conjunto de símbolos e esse conjunto de processos formariam o conhecimento de determinado agente artificial. Segundo esses autores, as capacidades que o sistema teria de designação e interpretação das expressões, dariam a eles as propriedades de um sistema completo e fechado. Ou seja, um sistema constituído apenas de símbolos e que pudesse fazer inferências sobre eles, estaria apto a qualquer ação inteligente. Nesse mesmo trabalho, Newell e Simon afirmam ainda que os símbolos estão na raiz da ação inteligente [2], enfatizando a grande importância que o símbolo teria para que fosse possível realizar a síntese de um sistema capaz de realizar ações humanas. </text:p>
      <text:p text:style-name="P13"/>
      <text:p text:style-name="P4"><text:tab/>Essas afirmações mostram mais do que o entusiasmo da época, mas também que o modelo de inteligência utilizado, sobre o qual é colocada toda a expectativa de sucesso nas pesquisas em IA, é pautado na utilização de símbolos dentro de máquinas capazes de fazer manipulações sintáticas. A Hipótese dos Sistemas de Símbolos Físicos, por exemplo, coloca inteligência e manipulação sintática de símbolos como equivalentes. <text:s/>Nesse cenário, a representação do conhecimento através de símbolos físicos era o núcleo da abordagem que a maioria dos estudos sobre IA adotaram.</text:p>
      <text:p text:style-name="P13"/>
      <text:p text:style-name="P4"><text:tab/>Entretanto, nesse ponto surge um grande problema para a IA Clássica: como conectar os símbolos internos aos sistemas inteligentes com o mundo? Como um sistema isolado, que apenas faz manipulação sintática de símbolos internos pode fazer a ligação destes com o mundo, estabelecendo dessa forma algum tipo de substituição de algo do ambiente externo pelo símbolo, por exemplo? Críticos questionaram o fato de que todo o conhecimento (supostamente representado pelos símbolos) era inserido por um operador externo dentro do sistema, assim como os resultados obtidos também deveria ser interpretados por um agente externo, mas, para o próprio sistema, os símbolos manipulados nada significavam. O problema central que os críticos apontavam no sistema simbólico é exposto pelo Argumento do Quarto Chinês (<text:span text:style-name="T8">COLOCAR FIGURA</text:span>), proposto por Searle em 1980 [7]. O argumento consiste no seguinte experimento mental: uma pessoa que não possui nenhum conhecimento da língua chinesa é colocada em um quarto para responder a perguntas escritas em chinês; munida apenas de um manual contendo regras de correlação entre perguntas e respostas em chinês, esta pessoa aparentaria, aos olhos de um observador externo, entender chinês perfeitamente. Para Searle, apesar do fato de aparentar para um observador externo, que a pessoa dentro do quarto domina o idioma chinês, isso não é verdade; essa pessoa não “entende” nada, pelo menos não no mesmo sentido de como um chinês entende o próprio idioma, por <text:soft-page-break/>exemplo. E, de forma análoga, um sistema computacional que manipule símbolos baseados apenas em regras de manipulação, também incorreria nesse mesmo tipo de problema. O experimento de Searle evidência as principais críticas que a abordagem dos sistemas simbólicos recebeu: como uma coisa pode representar outra? Os símbolos são manipulados internamente, e podem ser interpretados por um observador externo, mas para o próprio sistema os símbolos manipulados nada representam. Esse problema, de conectar símbolos ao que estes representariam, foi definido por Harnad como Problema da Fundamentação do Símbolo [8]: para o próprio sistema computacional o símbolo manipulado não possui nenhum vínculo com aquilo a que se refere. </text:p>
      <text:p text:style-name="P13"/>
      <text:p text:style-name="P2"><text:tab/>Esses problemas apontam para limitações existentes na abordagem da IA clássica para se alcançar os objetivos almejados nas primeiras décadas de pesquisas. Apesar disso, alguns sistemas, conhecidos como sistemas especialistas, obtiveram certo sucesso em seus propósitos, como o MYCIN [9], por exemplo, e é uma técnica utilizada até hoje em algumas áreas [REF]. Esses sistemas se utilizam de grandes quantidades de regras e dados inseridos no sistema por programadores, a partir do conhecimento de vários especialistas humanos e, a partir dessas regras fazem inferências sobre os dados inseridos no sistema. Mas mesmo obtendo bons resultados em seus propósitos, esses sistemas poderiam facilmente incorrer em falhas originadas de suas limitações, expostas pelo problema da fundamentação do símbolo, como deixa claro a anedota contada por Daniel Hillis em um documentário da BBC em 1991, que submeteu os dados do seu carro velho e enferrujado (como idade e cor das manchas na pele) ao sistema especialista MYCIN, e o diagnóstico foi de que o paciente (o carro) tinha sarampo [10]. </text:p>
      <text:p text:style-name="P9"><text:tab/></text:p>
      <text:p text:style-name="P4"><text:tab/>A partir do final dos anos 1980 surgem duas propostas de abordagens para a construção de sistemas inteligentes e, particularmente, para a forma como as representações devem ser entendidas e “inseridas” no sistema: a abordagem cognitivista e a abordagem dinamicista. Ziemke, no seu artigo “Rethinking Ground” [11] faz uma discussão sobre essas abordagens <text:s/>(sendo que nesse trabalho a nomenclatura utilizada para dinamicista é “enaction”, e há uma pequena discussão sobre a abrangência desse termo), apontando suas dicotomias e as possíveis fraquezas de cada uma. A abordagem cognitivista mantém o conceito computacional da cognição, no qual, processos de manipulação de representações internas do conhecimento são realizados de forma independente de um contexto de ambiente ou de corpo, sendo fortemente baseada na noção tradicional do representacionalismo. A principal modificação do cognitivismo em relação a IA simbólica, é o foco em fundamentar representações atômicas em sistemas de sensoriamento, ou seja, estabelecer uma conexão entre o ambiente e o agente, resolvendo de alguma forma o problema da fundamentação do símbolo. Esse processo se daria através da ligação entre uma representação interna e uma entidade externa ou categoria de objetos. </text:p>
      <text:p text:style-name="P4"/>
      <text:p text:style-name="P19"><text:span text:style-name="T3"><text:tab/>Por outro lado, a abordagem dinamicista parte de conceitos de cognição bastante diferentes. Os aspectos mais relevantes dessa proposta é o foco na ação, na noção de corpo do agente e na sua interação com o ambiente. Essas são as bases da abordagem chamada de Nova IA </text:span><text:span text:style-name="T6">(Nouvelle IA). </text:span><text:span text:style-name="T4">Nesse </text:span><text:span text:style-name="T3">cenário, cognição não é posta como igual ao processamento interno de representações abstratas; e a própria noção de representação e de sua necessidade para a ação inteligente é questionada, como em [12], onde Brooks, um dos pioneiros e principais defensores dessa abordagem, expõe um ponto de vista cético em relação a necessidade de representação para a inteligência. O próprio nome do artigo, “Inteligence Without Representation” (Inteligência sem Representação), já demonstra boa parte da visão do autor. Nesse trabalho ele apresenta uma abordagem onde pretende promover a inteligência de determinado agente robótico de forma incremental, e sem a utilização das chamadas representações internas. Ele argumenta que elementos como a mobilidade, visão e a habilidade de sobreviver em um ambiente dinâmico são as bases necessárias para o desenvolvimento do que ele chamou de “</text:span><text:span text:style-name="T4">inteligência verdadeira</text:span><text:span text:style-name="T3">”, logo, representação não é posto como um elemento importante para a inteligência, podendo até mesmo ser descartada.</text:span></text:p>
      <text:p text:style-name="P4"/>
      <text:p text:style-name="P4"><text:tab/>Porém, em trabalhos posteriores, como em [13] e principalmente em [14], o próprio Brooks mostra um ponto de vista menos radical em relação as abstrações fornecidas pelas representações. Ele afirma que abordagens baseadas na Hipótese dos Sistemas de Símbolos Físicos não poderão explicar a inteligência de forma completa; porém, reconhece a dificuldade que a falta de símbolos ou de alguma outra forma de abstração dá ao entendimento dos sistemas dinâmicos, assim como a dificuldade para utilizar e transmitir conhecimentos adquiridos na construção de um sistema para o projeto de outros sistemas. Ele afirma então que uma abordagem que pode levar a melhores resultados deve ser construída com base nas duas abordagens, pois enquanto as abstrações simbólicas são úteis para a elaboração de componentes cognitivos, essas mesmas abstrações seriam representações de informações fundamentadas nas “sensações” do agente. </text:p>
      <text:p text:style-name="P10"/>
      <text:p text:style-name="P14"><text:soft-page-break/></text:p>
      <text:list xml:id="list173198272" text:style-name="L2">
        <text:list-item>
          <text:p text:style-name="P33">Discutido por Ziemke que problema da fundamentação do símbolo é apenas um sub-problema de um problema mais geral que a fundamentação;</text:p>
        </text:list-item>
        <text:list-item>
          <text:p text:style-name="P33">Falar mais sobre a abordagem dinâmica: incorporada e situada, representação seriam uma espécie de comando para uma ação, sem abstrações.</text:p>
        </text:list-item>
      </text:list>
      <text:p text:style-name="P24"/>
      <text:p text:style-name="P25"><text:tab/>Mas o quê exatamente seria “representar”? E mais, representando o quê e para quem? [3] afirma que apesar de ser um dos temas mais fundamentais da IA, a questão sobre o que é representação do conhecimento, em geral, é deixada de lado e quase nunca respondida diretamente. Alguns artigos apresentam as variedades de representações, enquanto outros falam das propriedades que devem existir em uma representação, mas fogem da pergunta central [3]. Por exemplo, <text:span text:style-name="T9">McCharty e Hayes [4] afirmam que para um sistema ser capaz de se comportar de maneira inteligente no mundo, tal sistema deve ter uma representação real desse mundo</text:span>, e fazem uma discussão sobre quais características devem existir em uma representação para que esta seja adequada em aspectos como metafísica, epistemologia e eurística, mas não há uma discussão nem uma definição sobre o que de fato seria uma representação. </text:p>
      <text:p text:style-name="P25"/>
      <text:p text:style-name="P4"><text:tab/>Em [14] é apresentada uma analogia interessante, afirmando que, por exemplo, um circuito combinacional pode perfeitamente ser analisado em termos de lógica booleana, apesar de que o que existe de fato no circuito não são zeros e um's, mas diferenças de tensões elétricas. Da mesma forma, segundo Brooks, o fato de que determinados comportamentos de alguns agentes poderem ser analisados em termos de abstrações simbólicas, não implica a existência de entidades que correspondam a símbolos, dentro desses agentes. Dando um exemplo concreto, ele fala sobre o humano, e afirma que apesar do seu comportamento poder ser analisado em termos de abstrações simbólicas, isso não muda o fato de que “tudo no cérebro é atividade neural”. Uma questão que surge dessa analogia é: apesar de determinado agente poder ser analisado em termos de representações, realmente existem representações nesse agente? </text:p>
      <text:p text:style-name="P32"/>
      <text:p text:style-name="P20"><text:span text:style-name="T3"><text:tab/>Pode-se, por exemplo, considerar que determinado padrão de atividade neural é uma entidade </text:span><text:span text:style-name="T3">representativa. Mirolli em [15] utilizou uma estratégia semelhante a essa. Nesse trabalho, ele se propõe a verificar a existência de representação em um agente implementado a partir da abordagem dinâmica. Ele definiu representação como um estado interno correlacionado com algum aspecto externo e que seja funcional para o agente, ou como ele próprio enfatiza: “</text:span><text:span text:style-name="T5">o estado interno deve contribuir para o </text:span><text:span text:style-name="T5">comportamento do agente de uma maneira que seja adaptável em relação ao que ele se correlaciona</text:span><text:span text:style-name="T3">”. Seguindo essa definição, Mirolli realizou dois experimentos (variando basicamente seu desenho) em busca de padrões de ativação de uma camada interna da rede neural que controla o agente, que obedecesse à definição sobre representação estabelecida.</text:span></text:p>
      <text:p text:style-name="P14"/>
      <text:list xml:id="list1045251857" text:continue-numbering="true" text:style-name="L2">
        <text:list-item>
          <text:p text:style-name="P34">Ler Randal Beer e colocar em trabalhos relacionados</text:p>
          <text:p text:style-name="P34"/>
        </text:list-item>
      </text:list>
      <text:list xml:id="list2075029750" text:style-name="L3">
        <text:list-item>
          <text:p text:style-name="P35">Ler Harvey</text:p>
        </text:list-item>
      </text:list>
      <text:p text:style-name="P15"/>
      <text:list xml:id="list1202951055" text:style-name="L4">
        <text:list-item>
          <text:p text:style-name="P36">Ler o artigo de Ziemke que fala sobre Umwelt, e verificar se há algo relevante sobre representação para adicionar aqui. Algo do tipo: existe ainda uma outra corrente de pensamento que...</text:p>
        </text:list-item>
      </text:list>
      <text:p text:style-name="P15"/>
      <text:p text:style-name="P5"><text:tab/>A partir das discussões apresentadas, podemos notar que a relação de representação com a IA tem se modificado bastante ao longo do tempo, mas sempre esteve presente. Harvey em [16], por exemplo, afirma que a palavra representação é frequentemente utilizada de forma confusa e sem o devido cuidado, e propõe que os pesquisadores deixem explícito o significado com qual essa palavra está sendo empregada. Esse uso indiscriminado torna o termo vago e fracamente definido, podendo criar dificuldades para o avanço de pesquisas em determinadas áreas [16],[15]. Em concordância com essa premissa para um melhor desenvolvimento de pesquisas, especificamente na área da IA e para os fins a que esse trabalho se propõe, é necessário definir uma concepção clara e precisa sobre o que é representação (ou qual o significado desse termo neste trabalho), para que possamos procurar suas possíveis ocorrências em agentes artificiais. </text:p>
      <text:p text:style-name="P10"/>
      <text:p text:style-name="P12"><text:tab/>PEIRCE<text:tab/></text:p>
      <text:p text:style-name="P10"/>
      <text:p text:style-name="P6"><text:tab/>Alguns pesquisadores chegaram a esboçar uma definição de representação em seus trabalho. Davis em [3] relata cinco definições nas quais o conceito de representação pode se encaixar, sendo a principal delas a de que representação é “um substituto para a coisa em si”, e que uma entidade pode utilizar representação para mensurar consequências “pensando” e não apenas agindo no mundo. Em concordância <text:soft-page-break/>com essa definição, Haselager em [6] afirma que uma das características mais importantes das representações é que elas se põem no lugar de algo. Porém, apenas essas características não são suficientes para definirmos representação de forma apropriada para este trabalho. É necessária uma definição mais genérica e mais precisa, de forma que possamos identificar representações em agentes artificiais. Para essa tarefa, utilizaremos a teoria do signo, ou semiótica, de Charles S. Peirce. Peirce teve atuação em várias áreas de conhecimento, se destacou como filósofo e lógico, e se dedicou bastante à semiótica, deixando um trabalho muito abrangente. Ele define semiótica como “a doutrina da natureza essencial e fundamental de todas as variedades de possíveis semioses” (CP5, 484). Dessa forma, a semiótica desenvolvida por Peirce não faz restrições sobre a base material nos quais esses processos de semiose podem ocorrer, consequentemente não restringindo a natureza das possíveis criaturas envolvidas no processo semiótico (<text:span text:style-name="T8">Queiroz</text:span>). Além disso, parte do seu trabalho se dedica a “condições necessárias e suficientes da representação” (Houser 1997, p.9), justamente o que precisamos definir. Essa grande abrangência aliada ao seu rigor formal, torna a aplicação dessa teoria confiável e adequada aos objetivos do presente trabalho, que necessita de uma definição de representação que seja precisa e genérica o suficiente para ser utilizada em agentes artificiais. Outros pesquisadores que também estudam a comunicação entre agentes artificiais e/ou o problema da fundamentação do símbolo, e que possuem considerável destaque na área, também utilizaram a teoria de Peirce para fundamentar seus estudos ([18], [19], [20]).</text:p>
      <text:p text:style-name="P6"><text:tab/>Em trabalhos nos quais simulações computacionais tratam da emergência de comunicação, a sempre algo que é comunicado de um agente para outro, e a isso (que é comunicado) são dados vários nomes: sinal, símbolo, som, palavra, expressão ou emissão. Na maioria desses trabalhos, o que é comunicado também parece ter capacidade de representação. Para tais entidades estávamos nos referindo até aqui pelo termo ‘representação’, para enfatizar essa propriedade e para utilizar uma expressão mais familiar à comunidade de inteligência artificial. Contudo, nessa seção utilizaremos o termo ‘signo’, como um termo técnico em uma revisão teórica. Isso significa que as representações que buscamos nesse trabalho, são equivalentes aos signos definidos por Peirce. </text:p>
      <text:p text:style-name="P6"><text:tab/>Para Peirce, o signo é essencialmente uma relação que envolve, de forma necessaria e suficiente, três elementos: signo, objeto e interpretante. A <text:span text:style-name="T8">Figura X</text:span> ilustra bem o modelo dessa relação através do nó borromeano. Nessa relação, o signo representa alguma coisa (seu objeto) em algum aspecto, para alguém (um intérprete), gerando neste um efeito interpretante (Peirce, 1935, §2.228).</text:p>
      <text:p text:style-name="P17"><text:span text:style-name="T13"><text:tab/>Devemos notar que o termo signo é utilizado por Peirce tanto para se referir a relação como um todo quanto para se referir a um dos elementos da tríade. Nesse último caso, trata-se do elemento </text:span><text:span text:style-name="T14">significante, </text:span><text:span text:style-name="T14">ou seja, o elemento que pode significar seu objeto em algum aspecto, como por exemplo uma fumaça como sinal de fogo. O objeto pode ser pensado como algo que é significado pelo signo, como por exemplo o fogo sinalizado pela fumaça. E interpretante é o efeito gerado no intérprete pela interpretação do signo. Segundo Liszka (1996) e Savan (1988), interpretante deve ser entendido como tradução. </text:span></text:p>
      <text:p text:style-name="P6"><text:tab/>Assim como o signo não representa seu objeto como um todo, mas sim em alguns aspectos, nem todos os aspectos do objeto são importantes para que ele seja representado por um signo. Para Peirce, o objeto determina o signo. Essa determinação não deve ser entendida no sentido causal, mas na medida em que o objeto impõe certas restrições ou condições ao signo, e este deve atendê-las para que possa representar tal objeto. Por exemplo, considere uma relação onde o signo é a fumaça e o objeto é o fogo. Nesse contexto, alguns aspectos do objeto, como temperatura e quantidade do fogo não são relevantes, assim como também não o são alguns aspectos do signo como a cor e a densidade da fumaça. Por outro lado, se a fumaça falha em indicar a presença do fogo, então ela não poderá ser seu signo. </text:p>
      <text:p text:style-name="P6"><text:tab/>De forma similar, o interpretante é determinado pelo signo, da mesma maneira, não de forma causal. Esse determinação ocorre pelo uso de determinadas características que o signo utiliza para significar seu objeto de forma que gera e molda o entendimento. Utilizando o mesmo exemplo da fumaça e do fogo, podemos afirmar que a maneira pela qual a fumaça gera um interpretante para seu objeto (fogo), é convergindo nossa atenção para a conexão física entre fumaça e fogo.</text:p>
      <text:p text:style-name="P8"/>
      <text:list xml:id="list265161863" text:style-name="L5">
        <text:list-item>
          <text:p text:style-name="P30">Nos trabalho e publicações mais antigas, as ideias centrais eram o pensamento como um signo, e a semise infinita. Além disso, define 3 classes de signo, e coloca o símbolo como principal.</text:p>
        </text:list-item>
      </text:list>
      <text:p text:style-name="P7">/*AQUI*/</text:p>
      <text:p text:style-name="P6"/>
      <text:p text:style-name="P7"/>
      <text:p text:style-name="P11"><text:span text:style-name="T12"><text:tab/>Em sua teoria, o termo signo é utilizado de duas maneiras. A primeira para designar uma relação </text:span><text:span text:style-name="T12">entre três termos, sendo que esses termos são necessários e suficientes para definí-lo como relação. Os elementos dessa relação triádica são o signo, o objeto e o interpretante; ou seja, o termo signo também é utilizado para se referir a um dos elementos da relação (também chamado de 'representamen', 'representation' e ground em alguns dos seus textos). Nessa relação, o signo indica ou substitui o objeto, </text:span><text:soft-page-break/><text:span text:style-name="T12">fazendo</text:span></text:p>
      <text:p text:style-name="P10"/>
      <text:p text:style-name="P11"><text:tab/>Em uma das várias definições dadas por Peirce , ele afirma que um signo “é qualquer coisa que determina qualquer outra coisa (seu interpretante) a se referir a um objeto ao qual ele mesmo se refere (seu objeto) do mesmo modo” (CP2, 303).</text:p>
      <text:p text:style-name="P10"/>
      <text:p text:style-name="P10"/>
      <text:p text:style-name="P21"/>
      <text:list xml:id="list2179041377" text:style-name="L6">
        <text:list-header>
          <text:p text:style-name="P37"/>
          <text:p text:style-name="P38">Build Brain for Bodies: fala sobre algum link de representação e linguagem aproveitar;</text:p>
        </text:list-header>
      </text:list>
      <text:p text:style-name="P13"/>
      <text:p text:style-name="P9"><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Referências</text:p>
      <text:p text:style-name="P13"/>
      <text:p text:style-name="P9">[1] Simon, H. A. (1965), The Shape of Automation for Men and Management, New York: Harper &amp; Row.</text:p>
      <text:p text:style-name="P13"/>
      <text:p text:style-name="P18"><text:span text:style-name="T2">[2] NEWELL, A.; SIMON, H. (1976) Computer science as empirical enquiry: symbols and search.Communications of the Association for Computing Machinery, v. 19, p. 113</text:span><text:span text:style-name="T2">–</text:span><text:span text:style-name="T2">126.</text:span></text:p>
      <text:p text:style-name="P13"/>
      <text:p text:style-name="P18"><text:span text:style-name="T2">[3] Davis, R., Shrobe, H., &amp; Szolovits, P. (1993). What is a knowledge representation? AI Magazine, 14(1), 17</text:span><text:span text:style-name="T2">–</text:span><text:span text:style-name="T2">33.</text:span></text:p>
      <text:p text:style-name="P13"/>
      <text:p text:style-name="P18"><text:span text:style-name="T2">[4] Mccarthy, J., Hayes, P. J. (1969). Some Philosofical Problems from the Standpoint of Artificial Intelligence. Edinburgh University Press, Machine Intelligence, p. 463 </text:span><text:span text:style-name="T2">–</text:span><text:span text:style-name="T2"> 502.</text:span></text:p>
      <text:p text:style-name="P13"/>
      <text:p text:style-name="P9">[5] Steels, L. Intelligence with Representation</text:p>
      <text:p text:style-name="P13"/>
      <text:p text:style-name="P9">[6] Haselager, W.F.G. (2004). O mal estar do representacionismo: sete dores de cabeça da Ciência Cognitiva. In A. Ferreira, M.E.Q. Gonzalez &amp; J.G. Coelho (Eds.). Encontros com as Ciências Cognitivas, Volume 4. São Paulo: Coleção Estudos Cognitivos (pp. 105-120).</text:p>
      <text:p text:style-name="P13"/>
      <text:p text:style-name="P18"><text:span text:style-name="T2">[7] SEARLE, J. (1980) Minds, brains, and programs. Behavioral and Brain Sciences, v. 3, n. 3, p. 417</text:span><text:span text:style-name="T2">–</text:span><text:span text:style-name="T2">457.</text:span></text:p>
      <text:p text:style-name="P13"/>
      <text:p text:style-name="P18"><text:span text:style-name="T2">[8] HARNAD, S. (1990) The symbol grounding problem. Physica D, v. 42, p. 335</text:span><text:span text:style-name="T2">–</text:span><text:span text:style-name="T2">346.</text:span></text:p>
      <text:p text:style-name="P1"><text:span text:style-name="T1">[9] MYCIN Clinical Decision Support System. Disponível em </text:span><text:a xlink:type="simple" xlink:href="http://math-cs.cns.uni.edu/~okane/4880/MedicalInformatics/mycin.html"><text:span text:style-name="T7">http://math-cs.cns.uni.edu/~okane/4880/MedicalInformatics/mycin.html</text:span></text:a><text:span text:style-name="T1">, acessado em 07/05/2013.</text:span></text:p>
      <text:p text:style-name="P9">[10] Haselager, W.; Gonzalez, M. E. The meaningful body: On the differences between artificial and organic creatures. In: In J. Q., Angelo Loula, Ricardo Gudwin (Ed.), Artificial Cognition Systems. Idea Group.</text:p>
      <text:p text:style-name="P18"><text:span text:style-name="T2">[11] Ziemke </text:span><text:span text:style-name="T2">–</text:span><text:span text:style-name="T2"> Rethinking Ground</text:span></text:p>
      <text:p text:style-name="P18"><text:span text:style-name="T2">[12] Brooks </text:span><text:span text:style-name="T2">–</text:span><text:span text:style-name="T2"> Inteligence Whithout Representation</text:span></text:p>
      <text:p text:style-name="P18"><text:span text:style-name="T2">[13] Brooks </text:span><text:span text:style-name="T2">–</text:span><text:span text:style-name="T2"> Elephants don't play chess</text:span></text:p>
      <text:p text:style-name="P18"><text:span text:style-name="T2">[14] Brooks </text:span><text:span text:style-name="T2">–</text:span><text:span text:style-name="T2"> Building Brains for Bodies</text:span></text:p>
      <text:p text:style-name="P9">[15] Mirolli 2012</text:p>
      <text:p text:style-name="P1"><text:span text:style-name="T1">[16] </text:span><text:span text:style-name="Emphasis"><text:span text:style-name="T1">Harvey</text:span></text:span><text:span text:style-name="T1">, I. (1992) </text:span><text:span text:style-name="Emphasis"><text:span text:style-name="T1">Untimed</text:span></text:span><text:span text:style-name="T1"> and </text:span><text:span text:style-name="Emphasis"><text:span text:style-name="T1">misrepresented</text:span></text:span><text:span text:style-name="T1">: </text:span><text:span text:style-name="Emphasis"><text:span text:style-name="T1">Connectionism</text:span></text:span><text:span text:style-name="T1"> and the </text:span><text:span text:style-name="Emphasis"><text:span text:style-name="T1">computer metaphor</text:span></text:span><text:span text:style-name="T1">. University of Sussex Cognitive Science Research Paper No. 245.</text:span></text:p>
      <text:p text:style-name="P23"><text:soft-page-break/><text:span text:style-name="T10">[17] Cangelosi, A., Greco, A., &amp; Harnad, S. (2002). Symbol grounding and the symbolic theft hypothesis. In A. Cangelosi &amp; D. Parisi (Eds.), </text:span><text:span text:style-name="T11">Simulating the Evolution of Language</text:span><text:span text:style-name="T10">. chapter 9. London: Springer.</text:span></text:p>
      <text:p text:style-name="P9">[18] CANGELOSI, A. Evolution of communication and language using signals, symbols, and </text:p>
      <text:p text:style-name="P9">words. IEEE Transactions on Evolutionary Computation, v. 5, n. 2, p. 93-101, 2001. </text:p>
      <text:p text:style-name="P9">[19] VOGT, P. The physical symbol grounding problem. Cognitive Systems Research, v. 3(3), </text:p>
      <text:p text:style-name="P22">p.429–457, 2002. </text:p>
      <text:p text:style-name="P22">[20] Steels 2008 - The Symbol Grounding Problem has been solved. So what’s n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OpenSymbol" svg:font-family="OpenSymbol"/>
    <style:font-face style:name="Symbol" svg:font-family="Symbol"/>
    <style:font-face style:name="Times New Roman" svg:font-family="'Times New Roman'"/>
    <style:font-face style:name="Times New Roman1"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eference" style:family="paragraph" style:parent-style-name="Standard">
      <style:paragraph-properties fo:margin="100%" fo:margin-left="0.1972in" fo:margin-right="0in" fo:margin-top="0in" fo:margin-bottom="0in" fo:text-indent="-0.1972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04T18:08:55</dc:date>
    <meta:editing-duration>P5DT22H10M48S</meta:editing-duration>
    <meta:editing-cycles>55</meta:editing-cycles>
    <meta:generator>LibreOffice/3.5$Linux_X86_64 LibreOffice_project/350m1$Build-2</meta:generator>
    <meta:document-statistic meta:table-count="0" meta:image-count="0" meta:object-count="0" meta:page-count="7" meta:paragraph-count="97" meta:word-count="4025" meta:character-count="25992" meta:non-whitespace-character-count="22057"/>
  </office:meta>
</office:document-meta>
</file>